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iveTransactionSupportTests.assertHasCleanedUp( ReactiveTestTransactionManager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ransactionSupportTests.assertHasNotCleanedUp( ReactiveTestTransactionManager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ransactionSupportTests.assertHasBegan( ReactiveTestTransactionManager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ransactionSupportTests.rollbackOnlyWithoutExisting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activeTransactionSupportTests.transaction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activeTransactionSupportTests.assertHasRolledBack( ReactiveTestTransactionManager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ransactionSupportTests.commitWithoutExisting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activeTransactionSupportTests.commitWithExisting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activeTransactionSupportTests.existing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activeTransactionSupportTests.noExisting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activeTransactionSupportTests.rollbackWithExisting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activeTransactionSupportTests.assertHasNotCommitted( ReactiveTestTransactionManager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ransactionSupportTests.assertHasCommitted( ReactiveTestTransactionManager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ransactionSupportTests.assertHasSetRollbackOnly( ReactiveTestTransactionManager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ransactionSupportTests.rollbackWithoutExisting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activeTransactionSupportTests.transactionTemplateWith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activeTransactionSupportTests.assertHasNoRollback( ReactiveTestTransactionManager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ransactionSupportTests.assertHasNotSetRollbackOnly( ReactiveTestTransactionManager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ransactionSupportTests.assertHasNotBegan( ReactiveTestTransactionManager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ransactionSupportTests.rollbackOnlyWithExisting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